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f0d4" officeooo:paragraph-rsid="0004f0d4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oes ANSI recognize the data type DATE?</text:p>
      <text:p text:style-name="P1"/>
      <text:p text:style-name="P1">Ans: No, ANSI do not include specific data type called “DATE”.</text:p>
      <text:p text:style-name="P1"/>
      <text:p text:style-name="P1"/>
      <text:p text:style-name="P1">2. Which subdivision of SQL is used to insert values in table?</text:p>
      <text:p text:style-name="P1"/>
      <text:p text:style-name="P1">Ans: INSER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08:35.443070710</meta:creation-date>
    <meta:generator>LibreOffice/7.3.7.2$Linux_X86_64 LibreOffice_project/30$Build-2</meta:generator>
    <dc:date>2023-09-10T18:11:50.419939112</dc:date>
    <meta:editing-duration>PT3M15S</meta:editing-duration>
    <meta:editing-cycles>1</meta:editing-cycles>
    <meta:document-statistic meta:table-count="0" meta:image-count="0" meta:object-count="0" meta:page-count="1" meta:paragraph-count="4" meta:word-count="33" meta:character-count="178" meta:non-whitespace-character-count="149"/>
  </office:meta>
</office:document-meta>
</file>